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7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12.308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table:number-columns-repeated="3"/>
          <table:table-cell table:number-columns-repeated="61"/>
        </table:table-row>
        <table:table-row table:style-name="ro1" table:number-rows-repeated="2">
          <table:table-cell table:style-name="ce1" table:number-columns-repeated="2"/>
          <table:table-cell table:style-name="ce4"/>
          <table:table-cell table:number-columns-repeated="61"/>
        </table:table-row>
        <table:table-row table:style-name="ro2">
          <table:table-cell table:style-name="ce2"/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Mandatory Test to Pass</text:p>
          </table:table-cell>
          <table:table-cell table:style-name="ce2" office:value-type="string" calcext:value-type="string">
            <text:p>Done(Yes/No)</text:p>
          </table:table-cell>
          <table:table-cell table:number-columns-repeated="6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de Quality</text:p>
          </table:table-cell>
          <table:table-cell table:style-name="ce4" office:value-type="string" calcext:value-type="string">
            <text:p>W3C Compliance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EM is applied to HTML classes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html page should follow the concepts of accessibility for screen-readers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Structured css file with proper hierarchy and added appropriate comments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Mobile Responsive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de Quality</text:p>
          </table:table-cell>
          <table:table-cell table:style-name="ce4" office:value-type="string" calcext:value-type="string">
            <text:p>Check that there are no errors in console.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Check that the structure is as per the design in both desktop and mobile view ( For e.g. In desktop View - About us - 2 column, work section - 3 grid layout 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ection: Header</text:p>
          </table:table-cell>
          <table:table-cell table:style-name="ce4" office:value-type="string" calcext:value-type="string">
            <text:p>Check margins/padding (top:50px &amp; bottom:50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ection: Header</text:p>
          </table:table-cell>
          <table:table-cell table:style-name="ce4" office:value-type="string" calcext:value-type="string">
            <text:p>Font Size (16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ection: Header</text:p>
          </table:table-cell>
          <table:table-cell table:style-name="ce4" office:value-type="string" calcext:value-type="string">
            <text:p>Menu Padding (70px) Go to nav&gt; ul&gt;li&gt;Computed 50px -70px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ection: Hero Banner Image</text:p>
          </table:table-cell>
          <table:table-cell table:style-name="ce4" office:value-type="string" calcext:value-type="string">
            <text:p>Padding Top, Bottom (350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ection: Hero Banner Image Text Heading1</text:p>
          </table:table-cell>
          <table:table-cell table:style-name="ce4" office:value-type="string" calcext:value-type="string">
            <text:p>Font-Size:70px; and Font-Weight:bold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ction: Hero Banner Image Text Heading2</text:p>
          </table:table-cell>
          <table:table-cell table:style-name="ce4" office:value-type="string" calcext:value-type="string">
            <text:p>Font-Size:28px; and Font-Weight:500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ection: About Us</text:p>
          </table:table-cell>
          <table:table-cell table:style-name="ce6" office:value-type="string" calcext:value-type="string">
            <text:p>Padding Top, Bottom (100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ection: About Us Heading </text:p>
          </table:table-cell>
          <table:table-cell table:style-name="ce6" office:value-type="string" calcext:value-type="string">
            <text:p>Font-Size:36px; and Font-Weight:600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ection: About Us text paragraph</text:p>
          </table:table-cell>
          <table:table-cell table:style-name="ce6" office:value-type="string" calcext:value-type="string">
            <text:p>Font-Size:16px; and Font-Weight:normal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ection: About Us Button Read More</text:p>
          </table:table-cell>
          <table:table-cell table:style-name="ce6" office:value-type="string" calcext:value-type="string">
            <text:p>Font-Size:16px; and Font-Weight:500; border:2px solid; padding:20px 40px; border-radius:4px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1">
          <table:table-cell table:style-name="ce1" table:number-columns-repeated="3"/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ection: Portfolio Gallery</text:p>
          </table:table-cell>
          <table:table-cell table:style-name="ce6" office:value-type="string" calcext:value-type="string">
            <text:p>Padding Top, Bottom (100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ection: Portfolio Gallery Heading Text</text:p>
          </table:table-cell>
          <table:table-cell table:style-name="ce6" office:value-type="string" calcext:value-type="string">
            <text:p>Font-Size:36px; and Font-Weight:600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ection: Portfolio Gallery Button Show All</text:p>
          </table:table-cell>
          <table:table-cell table:style-name="ce4" office:value-type="string" calcext:value-type="string">
            <text:p>Font-Size:16px; and Font-Weight:500; border:2px solid; padding:20px 40px; border-radius:4px;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1">
          <table:table-cell table:style-name="ce1" table:number-columns-repeated="3"/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ection: Footer</text:p>
          </table:table-cell>
          <table:table-cell table:style-name="ce6" office:value-type="string" calcext:value-type="string">
            <text:p>Padding Top, Bottom (100px)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5">
          <table:table-cell table:number-columns-repeated="3"/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8:45:35.859414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8:45:56.494384584</dc:date>
    <meta:editing-duration>PT54M45S</meta:editing-duration>
    <meta:editing-cycles>4</meta:editing-cycles>
    <meta:generator>LibreOffice/6.4.7.2$Linux_X86_64 LibreOffice_project/40$Build-2</meta:generator>
    <meta:document-statistic meta:table-count="1" meta:cell-count="82" meta:object-count="0"/>
  </office:meta>
</office:document-meta>
</file>